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4.25pt" style:use-optimal-column-width="true"/>
    </style:style>
    <style:style style:name="ACOL-2" style:family="table-column">
      <style:table-column-properties style:column-width="84.75pt" style:use-optimal-column-width="true"/>
    </style:style>
    <style:style style:name="ACOL-3" style:family="table-column">
      <style:table-column-properties style:column-width="59.25pt" style:use-optimal-column-width="true"/>
    </style:style>
    <style:style style:name="ACOL-4" style:family="table-column">
      <style:table-column-properties style:column-width="480.75pt" style:use-optimal-column-width="true"/>
    </style:style>
    <style:style style:name="ACOL-5" style:family="table-column"/>
    <style:style style:name="AROW-1" style:family="table-row">
      <style:table-row-properties style:row-height="14.25pt" style:use-optimal-row-height="true"/>
    </style:style>
    <style:style style:name="AROW-2" style:family="table-row">
      <style:table-row-properties style:row-height="54.75pt" style:use-optimal-row-height="true"/>
    </style:style>
    <style:style style:name="AROW-3" style:family="table-row">
      <style:table-row-properties style:row-height="41.2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0" table:number-columns-repeated="251"/>
        <table:table-row table:style-name="AROW-1">
          <table:table-cell table:style-name="ACE-0" office:value-type="string">
            <text:p>Industry</text:p>
          </table:table-cell>
          <table:table-cell table:style-name="ACE-0" office:value-type="string">
            <text:p>Industry_ID_Hex</text:p>
          </table:table-cell>
          <table:table-cell table:style-name="ACE-0" office:value-type="string">
            <text:p>Industry_ID</text:p>
          </table:table-cell>
          <table:table-cell table:style-name="ACE-0" office:value-type="string">
            <text:p>entry_point</text:p>
          </table:table-cell>
          <table:table-cell table:style-name="ACE-0" office:value-type="string">
            <text:p>location_check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Recycling Plant</text:p>
          </table:table-cell>
          <table:table-cell table:style-name="ACE-0" table:formula="of:=DEC2HEX([.C2])" office:value-type="string" office:string-value="28">
            <text:p>28</text:p>
          </table:table-cell>
          <table:table-cell table:style-name="ACE-0" office:value-type="float" office:value="40">
            <text:p>40</text:p>
          </table:table-cell>
          <table:table-cell table:style-name="ACE-0" table:formula="of:=&quot;switch (FEAT_INDUSTRIES, SELF, check_nearby_industry_start_&quot;&amp;[.C2]&amp;&quot;, STORE_TEMP(&quot;&amp;[.C2]&amp;&quot;, 15)) {&quot;&amp;CHAR(13)&amp;CHAR(9)&amp;&quot;check_nearby_0_industry;&quot;&amp;CHAR(13)&amp;&quot;}&quot;" office:value-type="string" office:string-value="switch (FEAT_INDUSTRIES, SELF, check_nearby_industry_start_40, STORE_TEMP(40, 15)) {&#13;&#9;check_nearby_0_industry;&#13;}">
            <text:p>switch (FEAT_INDUSTRIES, SELF, check_nearby_industry_start_40, STORE_TEMP(40, 15)) {
<text:tab/>check_nearby_0_industry;
}</text:p>
          </table:table-cell>
          <table:table-cell table:style-name="ACE-0" table:formula="of:=&quot;switch (FEAT_INDUSTRIES, SELF, check_nearby_&quot;&amp;[.C2]&amp;&quot;_industry, industry_distance(&quot;&amp;[.C2]&amp;&quot;)) {&quot;&amp;CHAR(13)&amp;CHAR(9)&amp;&quot;0..12: return CB_RESULT_LOCATION_DISALLOW;&quot;&amp;CHAR(13)&amp;CHAR(9)&amp;&quot;check_nearby_&quot;&amp;[.C1]&amp;&quot;_industry;&quot;&amp;CHAR(13)&amp;&quot;}&quot;" office:value-type="string" office:string-value="switch (FEAT_INDUSTRIES, SELF, check_nearby_40_industry, industry_distance(40)) {&#13;&#9;0..12: return CB_RESULT_LOCATION_DISALLOW;&#13;&#9;check_nearby_Industry_ID_industry;&#13;}">
            <text:p>switch (FEAT_INDUSTRIES, SELF, check_nearby_40_industry, industry_distance(40)) {
<text:tab/>0..12: return CB_RESULT_LOCATION_DISALLOW;
<text:tab/>check_nearby_Industry_ID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Recycling Depot</text:p>
          </table:table-cell>
          <table:table-cell table:style-name="ACE-0" table:formula="of:=DEC2HEX([.C3])" office:value-type="string" office:string-value="27">
            <text:p>27</text:p>
          </table:table-cell>
          <table:table-cell table:style-name="ACE-0" office:value-type="float" office:value="39">
            <text:p>39</text:p>
          </table:table-cell>
          <table:table-cell table:style-name="ACE-0" table:formula="of:=&quot;switch (FEAT_INDUSTRIES, SELF, check_nearby_industry_start_&quot;&amp;[.C3]&amp;&quot;, STORE_TEMP(&quot;&amp;[.C3]&amp;&quot;, 15)) {&quot;&amp;CHAR(13)&amp;CHAR(9)&amp;&quot;check_nearby_0_industry;&quot;&amp;CHAR(13)&amp;&quot;}&quot;" office:value-type="string" office:string-value="switch (FEAT_INDUSTRIES, SELF, check_nearby_industry_start_39, STORE_TEMP(39, 15)) {&#13;&#9;check_nearby_0_industry;&#13;}">
            <text:p>switch (FEAT_INDUSTRIES, SELF, check_nearby_industry_start_39, STORE_TEMP(39, 15)) {
<text:tab/>check_nearby_0_industry;
}</text:p>
          </table:table-cell>
          <table:table-cell table:style-name="ACE-0" table:formula="of:=&quot;switch (FEAT_INDUSTRIES, SELF, check_nearby_&quot;&amp;[.C3]&amp;&quot;_industry, industry_distance(&quot;&amp;[.C3]&amp;&quot;)) {&quot;&amp;CHAR(13)&amp;CHAR(9)&amp;&quot;0..12: return CB_RESULT_LOCATION_DISALLOW;&quot;&amp;CHAR(13)&amp;CHAR(9)&amp;&quot;check_nearby_&quot;&amp;[.C2]&amp;&quot;_industry;&quot;&amp;CHAR(13)&amp;&quot;}&quot;" office:value-type="string" office:string-value="switch (FEAT_INDUSTRIES, SELF, check_nearby_39_industry, industry_distance(39)) {&#13;&#9;0..12: return CB_RESULT_LOCATION_DISALLOW;&#13;&#9;check_nearby_40_industry;&#13;}">
            <text:p>switch (FEAT_INDUSTRIES, SELF, check_nearby_39_industry, industry_distance(39)) {
<text:tab/>0..12: return CB_RESULT_LOCATION_DISALLOW;
<text:tab/>check_nearby_40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Superstore</text:p>
          </table:table-cell>
          <table:table-cell table:style-name="ACE-0" table:formula="of:=DEC2HEX([.C4])" office:value-type="string" office:string-value="26">
            <text:p>26</text:p>
          </table:table-cell>
          <table:table-cell table:style-name="ACE-0" office:value-type="float" office:value="38">
            <text:p>38</text:p>
          </table:table-cell>
          <table:table-cell table:style-name="ACE-0" table:formula="of:=&quot;switch (FEAT_INDUSTRIES, SELF, check_nearby_industry_start_&quot;&amp;[.C4]&amp;&quot;, STORE_TEMP(&quot;&amp;[.C4]&amp;&quot;, 15)) {&quot;&amp;CHAR(13)&amp;CHAR(9)&amp;&quot;check_nearby_0_industry;&quot;&amp;CHAR(13)&amp;&quot;}&quot;" office:value-type="string" office:string-value="switch (FEAT_INDUSTRIES, SELF, check_nearby_industry_start_38, STORE_TEMP(38, 15)) {&#13;&#9;check_nearby_0_industry;&#13;}">
            <text:p>switch (FEAT_INDUSTRIES, SELF, check_nearby_industry_start_38, STORE_TEMP(38, 15)) {
<text:tab/>check_nearby_0_industry;
}</text:p>
          </table:table-cell>
          <table:table-cell table:style-name="ACE-0" table:formula="of:=&quot;switch (FEAT_INDUSTRIES, SELF, check_nearby_&quot;&amp;[.C4]&amp;&quot;_industry, industry_distance(&quot;&amp;[.C4]&amp;&quot;)) {&quot;&amp;CHAR(13)&amp;CHAR(9)&amp;&quot;0..12: return CB_RESULT_LOCATION_DISALLOW;&quot;&amp;CHAR(13)&amp;CHAR(9)&amp;&quot;check_nearby_&quot;&amp;[.C3]&amp;&quot;_industry;&quot;&amp;CHAR(13)&amp;&quot;}&quot;" office:value-type="string" office:string-value="switch (FEAT_INDUSTRIES, SELF, check_nearby_38_industry, industry_distance(38)) {&#13;&#9;0..12: return CB_RESULT_LOCATION_DISALLOW;&#13;&#9;check_nearby_39_industry;&#13;}">
            <text:p>switch (FEAT_INDUSTRIES, SELF, check_nearby_38_industry, industry_distance(38)) {
<text:tab/>0..12: return CB_RESULT_LOCATION_DISALLOW;
<text:tab/>check_nearby_39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Shop</text:p>
          </table:table-cell>
          <table:table-cell table:style-name="ACE-0" table:formula="of:=DEC2HEX([.C5])" office:value-type="string" office:string-value="25">
            <text:p>25</text:p>
          </table:table-cell>
          <table:table-cell table:style-name="ACE-0" office:value-type="float" office:value="37">
            <text:p>37</text:p>
          </table:table-cell>
          <table:table-cell table:style-name="ACE-0" table:formula="of:=&quot;switch (FEAT_INDUSTRIES, SELF, check_nearby_industry_start_&quot;&amp;[.C5]&amp;&quot;, STORE_TEMP(&quot;&amp;[.C5]&amp;&quot;, 15)) {&quot;&amp;CHAR(13)&amp;CHAR(9)&amp;&quot;check_nearby_0_industry;&quot;&amp;CHAR(13)&amp;&quot;}&quot;" office:value-type="string" office:string-value="switch (FEAT_INDUSTRIES, SELF, check_nearby_industry_start_37, STORE_TEMP(37, 15)) {&#13;&#9;check_nearby_0_industry;&#13;}">
            <text:p>switch (FEAT_INDUSTRIES, SELF, check_nearby_industry_start_37, STORE_TEMP(37, 15)) {
<text:tab/>check_nearby_0_industry;
}</text:p>
          </table:table-cell>
          <table:table-cell table:style-name="ACE-0" table:formula="of:=&quot;switch (FEAT_INDUSTRIES, SELF, check_nearby_&quot;&amp;[.C5]&amp;&quot;_industry, industry_distance(&quot;&amp;[.C5]&amp;&quot;)) {&quot;&amp;CHAR(13)&amp;CHAR(9)&amp;&quot;0..12: return CB_RESULT_LOCATION_DISALLOW;&quot;&amp;CHAR(13)&amp;CHAR(9)&amp;&quot;check_nearby_&quot;&amp;[.C4]&amp;&quot;_industry;&quot;&amp;CHAR(13)&amp;&quot;}&quot;" office:value-type="string" office:string-value="switch (FEAT_INDUSTRIES, SELF, check_nearby_37_industry, industry_distance(37)) {&#13;&#9;0..12: return CB_RESULT_LOCATION_DISALLOW;&#13;&#9;check_nearby_38_industry;&#13;}">
            <text:p>switch (FEAT_INDUSTRIES, SELF, check_nearby_37_industry, industry_distance(37)) {
<text:tab/>0..12: return CB_RESULT_LOCATION_DISALLOW;
<text:tab/>check_nearby_38_industry;
}</text:p>
          </table:table-cell>
          <table:table-cell table:number-columns-repeated="251" table:style-name="ACE-0"/>
        </table:table-row>
        <table:table-row table:style-name="AROW-3">
          <table:table-cell table:style-name="ACE-0" office:value-type="string">
            <text:p>Sugar Mine</text:p>
          </table:table-cell>
          <table:table-cell table:style-name="ACE-0" table:formula="of:=DEC2HEX([.C6])" office:value-type="string" office:string-value="24">
            <text:p>24</text:p>
          </table:table-cell>
          <table:table-cell table:style-name="ACE-0" office:value-type="float" office:value="36">
            <text:p>36</text:p>
          </table:table-cell>
          <table:table-cell table:style-name="ACE-0" table:formula="of:=&quot;switch (FEAT_INDUSTRIES, SELF, check_nearby_industry_start_&quot;&amp;[.C6]&amp;&quot;, STORE_TEMP(&quot;&amp;[.C6]&amp;&quot;, 15)) {&quot;&amp;CHAR(13)&amp;CHAR(9)&amp;&quot;check_nearby_0_industry;&quot;&amp;CHAR(13)&amp;&quot;}&quot;" office:value-type="string" office:string-value="switch (FEAT_INDUSTRIES, SELF, check_nearby_industry_start_36, STORE_TEMP(36, 15)) {&#13;&#9;check_nearby_0_industry;&#13;}">
            <text:p>switch (FEAT_INDUSTRIES, SELF, check_nearby_industry_start_36, STORE_TEMP(36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Toffee Quarry</text:p>
          </table:table-cell>
          <table:table-cell table:style-name="ACE-0" table:formula="of:=DEC2HEX([.C7])" office:value-type="string" office:string-value="23">
            <text:p>23</text:p>
          </table:table-cell>
          <table:table-cell table:style-name="ACE-0" office:value-type="float" office:value="35">
            <text:p>35</text:p>
          </table:table-cell>
          <table:table-cell table:style-name="ACE-0" table:formula="of:=&quot;switch (FEAT_INDUSTRIES, SELF, check_nearby_industry_start_&quot;&amp;[.C7]&amp;&quot;, STORE_TEMP(&quot;&amp;[.C7]&amp;&quot;, 15)) {&quot;&amp;CHAR(13)&amp;CHAR(9)&amp;&quot;check_nearby_0_industry;&quot;&amp;CHAR(13)&amp;&quot;}&quot;" office:value-type="string" office:string-value="switch (FEAT_INDUSTRIES, SELF, check_nearby_industry_start_35, STORE_TEMP(35, 15)) {&#13;&#9;check_nearby_0_industry;&#13;}">
            <text:p>switch (FEAT_INDUSTRIES, SELF, check_nearby_industry_start_35, STORE_TEMP(35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Bubble Generator</text:p>
          </table:table-cell>
          <table:table-cell table:style-name="ACE-0" table:formula="of:=DEC2HEX([.C8])" office:value-type="string" office:string-value="22">
            <text:p>22</text:p>
          </table:table-cell>
          <table:table-cell table:style-name="ACE-0" office:value-type="float" office:value="34">
            <text:p>34</text:p>
          </table:table-cell>
          <table:table-cell table:style-name="ACE-0" table:formula="of:=&quot;switch (FEAT_INDUSTRIES, SELF, check_nearby_industry_start_&quot;&amp;[.C8]&amp;&quot;, STORE_TEMP(&quot;&amp;[.C8]&amp;&quot;, 15)) {&quot;&amp;CHAR(13)&amp;CHAR(9)&amp;&quot;check_nearby_0_industry;&quot;&amp;CHAR(13)&amp;&quot;}&quot;" office:value-type="string" office:string-value="switch (FEAT_INDUSTRIES, SELF, check_nearby_industry_start_34, STORE_TEMP(34, 15)) {&#13;&#9;check_nearby_0_industry;&#13;}">
            <text:p>switch (FEAT_INDUSTRIES, SELF, check_nearby_industry_start_34, STORE_TEMP(34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Fizzy Drink Factory</text:p>
          </table:table-cell>
          <table:table-cell table:style-name="ACE-0" table:formula="of:=DEC2HEX([.C9])" office:value-type="string" office:string-value="21">
            <text:p>21</text:p>
          </table:table-cell>
          <table:table-cell table:style-name="ACE-0" office:value-type="float" office:value="33">
            <text:p>33</text:p>
          </table:table-cell>
          <table:table-cell table:style-name="ACE-0" table:formula="of:=&quot;switch (FEAT_INDUSTRIES, SELF, check_nearby_industry_start_&quot;&amp;[.C9]&amp;&quot;, STORE_TEMP(&quot;&amp;[.C9]&amp;&quot;, 15)) {&quot;&amp;CHAR(13)&amp;CHAR(9)&amp;&quot;check_nearby_0_industry;&quot;&amp;CHAR(13)&amp;&quot;}&quot;" office:value-type="string" office:string-value="switch (FEAT_INDUSTRIES, SELF, check_nearby_industry_start_33, STORE_TEMP(33, 15)) {&#13;&#9;check_nearby_0_industry;&#13;}">
            <text:p>switch (FEAT_INDUSTRIES, SELF, check_nearby_industry_start_33, STORE_TEMP(33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Plastic Fountains</text:p>
          </table:table-cell>
          <table:table-cell table:style-name="ACE-0" table:formula="of:=DEC2HEX([.C10])" office:value-type="string" office:string-value="20">
            <text:p>20</text:p>
          </table:table-cell>
          <table:table-cell table:style-name="ACE-0" office:value-type="float" office:value="32">
            <text:p>32</text:p>
          </table:table-cell>
          <table:table-cell table:style-name="ACE-0" table:formula="of:=&quot;switch (FEAT_INDUSTRIES, SELF, check_nearby_industry_start_&quot;&amp;[.C10]&amp;&quot;, STORE_TEMP(&quot;&amp;[.C10]&amp;&quot;, 15)) {&quot;&amp;CHAR(13)&amp;CHAR(9)&amp;&quot;check_nearby_0_industry;&quot;&amp;CHAR(13)&amp;&quot;}&quot;" office:value-type="string" office:string-value="switch (FEAT_INDUSTRIES, SELF, check_nearby_industry_start_32, STORE_TEMP(32, 15)) {&#13;&#9;check_nearby_0_industry;&#13;}">
            <text:p>switch (FEAT_INDUSTRIES, SELF, check_nearby_industry_start_32, STORE_TEMP(32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Toy Factory</text:p>
          </table:table-cell>
          <table:table-cell table:style-name="ACE-0" table:formula="of:=DEC2HEX([.C11])" office:value-type="string" office:string-value="1F">
            <text:p>1F</text:p>
          </table:table-cell>
          <table:table-cell table:style-name="ACE-0" office:value-type="float" office:value="31">
            <text:p>31</text:p>
          </table:table-cell>
          <table:table-cell table:style-name="ACE-0" table:formula="of:=&quot;switch (FEAT_INDUSTRIES, SELF, check_nearby_industry_start_&quot;&amp;[.C11]&amp;&quot;, STORE_TEMP(&quot;&amp;[.C11]&amp;&quot;, 15)) {&quot;&amp;CHAR(13)&amp;CHAR(9)&amp;&quot;check_nearby_0_industry;&quot;&amp;CHAR(13)&amp;&quot;}&quot;" office:value-type="string" office:string-value="switch (FEAT_INDUSTRIES, SELF, check_nearby_industry_start_31, STORE_TEMP(31, 15)) {&#13;&#9;check_nearby_0_industry;&#13;}">
            <text:p>switch (FEAT_INDUSTRIES, SELF, check_nearby_industry_start_31, STORE_TEMP(31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Toy Shop</text:p>
          </table:table-cell>
          <table:table-cell table:style-name="ACE-0" table:formula="of:=DEC2HEX([.C12])" office:value-type="string" office:string-value="1E">
            <text:p>1E</text:p>
          </table:table-cell>
          <table:table-cell table:style-name="ACE-0" office:value-type="float" office:value="30">
            <text:p>30</text:p>
          </table:table-cell>
          <table:table-cell table:style-name="ACE-0" table:formula="of:=&quot;switch (FEAT_INDUSTRIES, SELF, check_nearby_industry_start_&quot;&amp;[.C12]&amp;&quot;, STORE_TEMP(&quot;&amp;[.C12]&amp;&quot;, 15)) {&quot;&amp;CHAR(13)&amp;CHAR(9)&amp;&quot;check_nearby_0_industry;&quot;&amp;CHAR(13)&amp;&quot;}&quot;" office:value-type="string" office:string-value="switch (FEAT_INDUSTRIES, SELF, check_nearby_industry_start_30, STORE_TEMP(30, 15)) {&#13;&#9;check_nearby_0_industry;&#13;}">
            <text:p>switch (FEAT_INDUSTRIES, SELF, check_nearby_industry_start_30, STORE_TEMP(30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Cola Wells</text:p>
          </table:table-cell>
          <table:table-cell table:style-name="ACE-0" table:formula="of:=DEC2HEX([.C13])" office:value-type="string" office:string-value="1D">
            <text:p>1D</text:p>
          </table:table-cell>
          <table:table-cell table:style-name="ACE-0" office:value-type="float" office:value="29">
            <text:p>29</text:p>
          </table:table-cell>
          <table:table-cell table:style-name="ACE-0" table:formula="of:=&quot;switch (FEAT_INDUSTRIES, SELF, check_nearby_industry_start_&quot;&amp;[.C13]&amp;&quot;, STORE_TEMP(&quot;&amp;[.C13]&amp;&quot;, 15)) {&quot;&amp;CHAR(13)&amp;CHAR(9)&amp;&quot;check_nearby_0_industry;&quot;&amp;CHAR(13)&amp;&quot;}&quot;" office:value-type="string" office:string-value="switch (FEAT_INDUSTRIES, SELF, check_nearby_industry_start_29, STORE_TEMP(29, 15)) {&#13;&#9;check_nearby_0_industry;&#13;}">
            <text:p>switch (FEAT_INDUSTRIES, SELF, check_nearby_industry_start_29, STORE_TEMP(29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Battery Farm</text:p>
          </table:table-cell>
          <table:table-cell table:style-name="ACE-0" table:formula="of:=DEC2HEX([.C14])" office:value-type="string" office:string-value="1C">
            <text:p>1C</text:p>
          </table:table-cell>
          <table:table-cell table:style-name="ACE-0" office:value-type="float" office:value="28">
            <text:p>28</text:p>
          </table:table-cell>
          <table:table-cell table:style-name="ACE-0" table:formula="of:=&quot;switch (FEAT_INDUSTRIES, SELF, check_nearby_industry_start_&quot;&amp;[.C14]&amp;&quot;, STORE_TEMP(&quot;&amp;[.C14]&amp;&quot;, 15)) {&quot;&amp;CHAR(13)&amp;CHAR(9)&amp;&quot;check_nearby_0_industry;&quot;&amp;CHAR(13)&amp;&quot;}&quot;" office:value-type="string" office:string-value="switch (FEAT_INDUSTRIES, SELF, check_nearby_industry_start_28, STORE_TEMP(28, 15)) {&#13;&#9;check_nearby_0_industry;&#13;}">
            <text:p>switch (FEAT_INDUSTRIES, SELF, check_nearby_industry_start_28, STORE_TEMP(28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Candy Factory</text:p>
          </table:table-cell>
          <table:table-cell table:style-name="ACE-0" table:formula="of:=DEC2HEX([.C15])" office:value-type="string" office:string-value="1B">
            <text:p>1B</text:p>
          </table:table-cell>
          <table:table-cell table:style-name="ACE-0" office:value-type="float" office:value="27">
            <text:p>27</text:p>
          </table:table-cell>
          <table:table-cell table:style-name="ACE-0" table:formula="of:=&quot;switch (FEAT_INDUSTRIES, SELF, check_nearby_industry_start_&quot;&amp;[.C15]&amp;&quot;, STORE_TEMP(&quot;&amp;[.C15]&amp;&quot;, 15)) {&quot;&amp;CHAR(13)&amp;CHAR(9)&amp;&quot;check_nearby_0_industry;&quot;&amp;CHAR(13)&amp;&quot;}&quot;" office:value-type="string" office:string-value="switch (FEAT_INDUSTRIES, SELF, check_nearby_industry_start_27, STORE_TEMP(27, 15)) {&#13;&#9;check_nearby_0_industry;&#13;}">
            <text:p>switch (FEAT_INDUSTRIES, SELF, check_nearby_industry_start_27, STORE_TEMP(27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Cotton Candy Forest</text:p>
          </table:table-cell>
          <table:table-cell table:style-name="ACE-0" table:formula="of:=DEC2HEX([.C16])" office:value-type="string" office:string-value="1A">
            <text:p>1A</text:p>
          </table:table-cell>
          <table:table-cell table:style-name="ACE-0" office:value-type="float" office:value="26">
            <text:p>26</text:p>
          </table:table-cell>
          <table:table-cell table:style-name="ACE-0" table:formula="of:=&quot;switch (FEAT_INDUSTRIES, SELF, check_nearby_industry_start_&quot;&amp;[.C16]&amp;&quot;, STORE_TEMP(&quot;&amp;[.C16]&amp;&quot;, 15)) {&quot;&amp;CHAR(13)&amp;CHAR(9)&amp;&quot;check_nearby_0_industry;&quot;&amp;CHAR(13)&amp;&quot;}&quot;" office:value-type="string" office:string-value="switch (FEAT_INDUSTRIES, SELF, check_nearby_industry_start_26, STORE_TEMP(26, 15)) {&#13;&#9;check_nearby_0_industry;&#13;}">
            <text:p>switch (FEAT_INDUSTRIES, SELF, check_nearby_industry_start_26, STORE_TEMP(26, 15)) {
<text:tab/>check_nearby_0_industry;
}</text:p>
          </table:table-cell>
          <table:table-cell table:number-columns-repeated="252" table:style-name="ACE-0"/>
        </table:table-row>
        <table:table-row table:style-name="AROW-2">
          <table:table-cell table:style-name="ACE-0" office:value-type="string">
            <text:p>Lumber Mill</text:p>
          </table:table-cell>
          <table:table-cell table:style-name="ACE-0" table:formula="of:=DEC2HEX([.C17])" office:value-type="string" office:string-value="19">
            <text:p>19</text:p>
          </table:table-cell>
          <table:table-cell table:style-name="ACE-0" office:value-type="float" office:value="25">
            <text:p>25</text:p>
          </table:table-cell>
          <table:table-cell table:style-name="ACE-0" table:formula="of:=&quot;switch (FEAT_INDUSTRIES, SELF, check_nearby_industry_start_&quot;&amp;[.C17]&amp;&quot;, STORE_TEMP(&quot;&amp;[.C17]&amp;&quot;, 15)) {&quot;&amp;CHAR(13)&amp;CHAR(9)&amp;&quot;check_nearby_0_industry;&quot;&amp;CHAR(13)&amp;&quot;}&quot;" office:value-type="string" office:string-value="switch (FEAT_INDUSTRIES, SELF, check_nearby_industry_start_25, STORE_TEMP(25, 15)) {&#13;&#9;check_nearby_0_industry;&#13;}">
            <text:p>switch (FEAT_INDUSTRIES, SELF, check_nearby_industry_start_25, STORE_TEMP(25, 15)) {
<text:tab/>check_nearby_0_industry;
}</text:p>
          </table:table-cell>
          <table:table-cell table:style-name="ACE-0" table:formula="of:=&quot;switch (FEAT_INDUSTRIES, SELF, check_nearby_&quot;&amp;[.C17]&amp;&quot;_industry, industry_distance(&quot;&amp;[.C17]&amp;&quot;)) {&quot;&amp;CHAR(13)&amp;CHAR(9)&amp;&quot;0..12: return CB_RESULT_LOCATION_DISALLOW;&quot;&amp;CHAR(13)&amp;CHAR(9)&amp;&quot;check_nearby_&quot;&amp;[.C16]&amp;&quot;_industry;&quot;&amp;CHAR(13)&amp;&quot;}&quot;" office:value-type="string" office:string-value="switch (FEAT_INDUSTRIES, SELF, check_nearby_25_industry, industry_distance(25)) {&#13;&#9;0..12: return CB_RESULT_LOCATION_DISALLOW;&#13;&#9;check_nearby_26_industry;&#13;}">
            <text:p>switch (FEAT_INDUSTRIES, SELF, check_nearby_25_industry, industry_distance(25)) {
<text:tab/>0..12: return CB_RESULT_LOCATION_DISALLOW;
<text:tab/>check_nearby_26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Farm (Tropic)</text:p>
          </table:table-cell>
          <table:table-cell table:style-name="ACE-0" table:formula="of:=DEC2HEX([.C18])" office:value-type="string" office:string-value="18">
            <text:p>18</text:p>
          </table:table-cell>
          <table:table-cell table:style-name="ACE-0" office:value-type="float" office:value="24">
            <text:p>24</text:p>
          </table:table-cell>
          <table:table-cell table:style-name="ACE-0" table:formula="of:=&quot;switch (FEAT_INDUSTRIES, SELF, check_nearby_industry_start_&quot;&amp;[.C18]&amp;&quot;, STORE_TEMP(&quot;&amp;[.C18]&amp;&quot;, 15)) {&quot;&amp;CHAR(13)&amp;CHAR(9)&amp;&quot;check_nearby_0_industry;&quot;&amp;CHAR(13)&amp;&quot;}&quot;" office:value-type="string" office:string-value="switch (FEAT_INDUSTRIES, SELF, check_nearby_industry_start_24, STORE_TEMP(24, 15)) {&#13;&#9;check_nearby_0_industry;&#13;}">
            <text:p>switch (FEAT_INDUSTRIES, SELF, check_nearby_industry_start_24, STORE_TEMP(24, 15)) {
<text:tab/>check_nearby_0_industry;
}</text:p>
          </table:table-cell>
          <table:table-cell table:style-name="ACE-0" table:formula="of:=&quot;switch (FEAT_INDUSTRIES, SELF, check_nearby_&quot;&amp;[.C18]&amp;&quot;_industry, industry_distance(&quot;&amp;[.C18]&amp;&quot;)) {&quot;&amp;CHAR(13)&amp;CHAR(9)&amp;&quot;0..12: return CB_RESULT_LOCATION_DISALLOW;&quot;&amp;CHAR(13)&amp;CHAR(9)&amp;&quot;check_nearby_&quot;&amp;[.C17]&amp;&quot;_industry;&quot;&amp;CHAR(13)&amp;&quot;}&quot;" office:value-type="string" office:string-value="switch (FEAT_INDUSTRIES, SELF, check_nearby_24_industry, industry_distance(24)) {&#13;&#9;0..12: return CB_RESULT_LOCATION_DISALLOW;&#13;&#9;check_nearby_25_industry;&#13;}">
            <text:p>switch (FEAT_INDUSTRIES, SELF, check_nearby_24_industry, industry_distance(24)) {
<text:tab/>0..12: return CB_RESULT_LOCATION_DISALLOW;
<text:tab/>check_nearby_25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Factory (Tropic)</text:p>
          </table:table-cell>
          <table:table-cell table:style-name="ACE-0" table:formula="of:=DEC2HEX([.C19])" office:value-type="string" office:string-value="17">
            <text:p>17</text:p>
          </table:table-cell>
          <table:table-cell table:style-name="ACE-0" office:value-type="float" office:value="23">
            <text:p>23</text:p>
          </table:table-cell>
          <table:table-cell table:style-name="ACE-0" table:formula="of:=&quot;switch (FEAT_INDUSTRIES, SELF, check_nearby_industry_start_&quot;&amp;[.C19]&amp;&quot;, STORE_TEMP(&quot;&amp;[.C19]&amp;&quot;, 15)) {&quot;&amp;CHAR(13)&amp;CHAR(9)&amp;&quot;check_nearby_0_industry;&quot;&amp;CHAR(13)&amp;&quot;}&quot;" office:value-type="string" office:string-value="switch (FEAT_INDUSTRIES, SELF, check_nearby_industry_start_23, STORE_TEMP(23, 15)) {&#13;&#9;check_nearby_0_industry;&#13;}">
            <text:p>switch (FEAT_INDUSTRIES, SELF, check_nearby_industry_start_23, STORE_TEMP(23, 15)) {
<text:tab/>check_nearby_0_industry;
}</text:p>
          </table:table-cell>
          <table:table-cell table:style-name="ACE-0" table:formula="of:=&quot;switch (FEAT_INDUSTRIES, SELF, check_nearby_&quot;&amp;[.C19]&amp;&quot;_industry, industry_distance(&quot;&amp;[.C19]&amp;&quot;)) {&quot;&amp;CHAR(13)&amp;CHAR(9)&amp;&quot;0..12: return CB_RESULT_LOCATION_DISALLOW;&quot;&amp;CHAR(13)&amp;CHAR(9)&amp;&quot;check_nearby_&quot;&amp;[.C18]&amp;&quot;_industry;&quot;&amp;CHAR(13)&amp;&quot;}&quot;" office:value-type="string" office:string-value="switch (FEAT_INDUSTRIES, SELF, check_nearby_23_industry, industry_distance(23)) {&#13;&#9;0..12: return CB_RESULT_LOCATION_DISALLOW;&#13;&#9;check_nearby_24_industry;&#13;}">
            <text:p>switch (FEAT_INDUSTRIES, SELF, check_nearby_23_industry, industry_distance(23)) {
<text:tab/>0..12: return CB_RESULT_LOCATION_DISALLOW;
<text:tab/>check_nearby_24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Water Tower</text:p>
          </table:table-cell>
          <table:table-cell table:style-name="ACE-0" table:formula="of:=DEC2HEX([.C20])" office:value-type="string" office:string-value="16">
            <text:p>16</text:p>
          </table:table-cell>
          <table:table-cell table:style-name="ACE-0" office:value-type="float" office:value="22">
            <text:p>22</text:p>
          </table:table-cell>
          <table:table-cell table:style-name="ACE-0" table:formula="of:=&quot;switch (FEAT_INDUSTRIES, SELF, check_nearby_industry_start_&quot;&amp;[.C20]&amp;&quot;, STORE_TEMP(&quot;&amp;[.C20]&amp;&quot;, 15)) {&quot;&amp;CHAR(13)&amp;CHAR(9)&amp;&quot;check_nearby_0_industry;&quot;&amp;CHAR(13)&amp;&quot;}&quot;" office:value-type="string" office:string-value="switch (FEAT_INDUSTRIES, SELF, check_nearby_industry_start_22, STORE_TEMP(22, 15)) {&#13;&#9;check_nearby_0_industry;&#13;}">
            <text:p>switch (FEAT_INDUSTRIES, SELF, check_nearby_industry_start_22, STORE_TEMP(22, 15)) {
<text:tab/>check_nearby_0_industry;
}</text:p>
          </table:table-cell>
          <table:table-cell table:style-name="ACE-0" table:formula="of:=&quot;switch (FEAT_INDUSTRIES, SELF, check_nearby_&quot;&amp;[.C20]&amp;&quot;_industry, industry_distance(&quot;&amp;[.C20]&amp;&quot;)) {&quot;&amp;CHAR(13)&amp;CHAR(9)&amp;&quot;0..12: return CB_RESULT_LOCATION_DISALLOW;&quot;&amp;CHAR(13)&amp;CHAR(9)&amp;&quot;check_nearby_&quot;&amp;[.C19]&amp;&quot;_industry;&quot;&amp;CHAR(13)&amp;&quot;}&quot;" office:value-type="string" office:string-value="switch (FEAT_INDUSTRIES, SELF, check_nearby_22_industry, industry_distance(22)) {&#13;&#9;0..12: return CB_RESULT_LOCATION_DISALLOW;&#13;&#9;check_nearby_23_industry;&#13;}">
            <text:p>switch (FEAT_INDUSTRIES, SELF, check_nearby_22_industry, industry_distance(22)) {
<text:tab/>0..12: return CB_RESULT_LOCATION_DISALLOW;
<text:tab/>check_nearby_23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Water Supply</text:p>
          </table:table-cell>
          <table:table-cell table:style-name="ACE-0" table:formula="of:=DEC2HEX([.C21])" office:value-type="string" office:string-value="15">
            <text:p>15</text:p>
          </table:table-cell>
          <table:table-cell table:style-name="ACE-0" office:value-type="float" office:value="21">
            <text:p>21</text:p>
          </table:table-cell>
          <table:table-cell table:style-name="ACE-0" table:formula="of:=&quot;switch (FEAT_INDUSTRIES, SELF, check_nearby_industry_start_&quot;&amp;[.C21]&amp;&quot;, STORE_TEMP(&quot;&amp;[.C21]&amp;&quot;, 15)) {&quot;&amp;CHAR(13)&amp;CHAR(9)&amp;&quot;check_nearby_0_industry;&quot;&amp;CHAR(13)&amp;&quot;}&quot;" office:value-type="string" office:string-value="switch (FEAT_INDUSTRIES, SELF, check_nearby_industry_start_21, STORE_TEMP(21, 15)) {&#13;&#9;check_nearby_0_industry;&#13;}">
            <text:p>switch (FEAT_INDUSTRIES, SELF, check_nearby_industry_start_21, STORE_TEMP(21, 15)) {
<text:tab/>check_nearby_0_industry;
}</text:p>
          </table:table-cell>
          <table:table-cell table:style-name="ACE-0" table:formula="of:=&quot;switch (FEAT_INDUSTRIES, SELF, check_nearby_&quot;&amp;[.C21]&amp;&quot;_industry, industry_distance(&quot;&amp;[.C21]&amp;&quot;)) {&quot;&amp;CHAR(13)&amp;CHAR(9)&amp;&quot;0..12: return CB_RESULT_LOCATION_DISALLOW;&quot;&amp;CHAR(13)&amp;CHAR(9)&amp;&quot;check_nearby_&quot;&amp;[.C20]&amp;&quot;_industry;&quot;&amp;CHAR(13)&amp;&quot;}&quot;" office:value-type="string" office:string-value="switch (FEAT_INDUSTRIES, SELF, check_nearby_21_industry, industry_distance(21)) {&#13;&#9;0..12: return CB_RESULT_LOCATION_DISALLOW;&#13;&#9;check_nearby_22_industry;&#13;}">
            <text:p>switch (FEAT_INDUSTRIES, SELF, check_nearby_21_industry, industry_distance(21)) {
<text:tab/>0..12: return CB_RESULT_LOCATION_DISALLOW;
<text:tab/>check_nearby_22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Rubber Plantation</text:p>
          </table:table-cell>
          <table:table-cell table:style-name="ACE-0" table:formula="of:=DEC2HEX([.C22])" office:value-type="string" office:string-value="14">
            <text:p>14</text:p>
          </table:table-cell>
          <table:table-cell table:style-name="ACE-0" office:value-type="float" office:value="20">
            <text:p>20</text:p>
          </table:table-cell>
          <table:table-cell table:style-name="ACE-0" table:formula="of:=&quot;switch (FEAT_INDUSTRIES, SELF, check_nearby_industry_start_&quot;&amp;[.C22]&amp;&quot;, STORE_TEMP(&quot;&amp;[.C22]&amp;&quot;, 15)) {&quot;&amp;CHAR(13)&amp;CHAR(9)&amp;&quot;check_nearby_0_industry;&quot;&amp;CHAR(13)&amp;&quot;}&quot;" office:value-type="string" office:string-value="switch (FEAT_INDUSTRIES, SELF, check_nearby_industry_start_20, STORE_TEMP(20, 15)) {&#13;&#9;check_nearby_0_industry;&#13;}">
            <text:p>switch (FEAT_INDUSTRIES, SELF, check_nearby_industry_start_20, STORE_TEMP(20, 15)) {
<text:tab/>check_nearby_0_industry;
}</text:p>
          </table:table-cell>
          <table:table-cell table:style-name="ACE-0" table:formula="of:=&quot;switch (FEAT_INDUSTRIES, SELF, check_nearby_&quot;&amp;[.C22]&amp;&quot;_industry, industry_distance(&quot;&amp;[.C22]&amp;&quot;)) {&quot;&amp;CHAR(13)&amp;CHAR(9)&amp;&quot;0..12: return CB_RESULT_LOCATION_DISALLOW;&quot;&amp;CHAR(13)&amp;CHAR(9)&amp;&quot;check_nearby_&quot;&amp;[.C21]&amp;&quot;_industry;&quot;&amp;CHAR(13)&amp;&quot;}&quot;" office:value-type="string" office:string-value="switch (FEAT_INDUSTRIES, SELF, check_nearby_20_industry, industry_distance(20)) {&#13;&#9;0..12: return CB_RESULT_LOCATION_DISALLOW;&#13;&#9;check_nearby_21_industry;&#13;}">
            <text:p>switch (FEAT_INDUSTRIES, SELF, check_nearby_20_industry, industry_distance(20)) {
<text:tab/>0..12: return CB_RESULT_LOCATION_DISALLOW;
<text:tab/>check_nearby_21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Fruit Plantation</text:p>
          </table:table-cell>
          <table:table-cell table:style-name="ACE-0" table:formula="of:=DEC2HEX([.C23])" office:value-type="string" office:string-value="13">
            <text:p>13</text:p>
          </table:table-cell>
          <table:table-cell table:style-name="ACE-0" office:value-type="float" office:value="19">
            <text:p>19</text:p>
          </table:table-cell>
          <table:table-cell table:style-name="ACE-0" table:formula="of:=&quot;switch (FEAT_INDUSTRIES, SELF, check_nearby_industry_start_&quot;&amp;[.C23]&amp;&quot;, STORE_TEMP(&quot;&amp;[.C23]&amp;&quot;, 15)) {&quot;&amp;CHAR(13)&amp;CHAR(9)&amp;&quot;check_nearby_0_industry;&quot;&amp;CHAR(13)&amp;&quot;}&quot;" office:value-type="string" office:string-value="switch (FEAT_INDUSTRIES, SELF, check_nearby_industry_start_19, STORE_TEMP(19, 15)) {&#13;&#9;check_nearby_0_industry;&#13;}">
            <text:p>switch (FEAT_INDUSTRIES, SELF, check_nearby_industry_start_19, STORE_TEMP(19, 15)) {
<text:tab/>check_nearby_0_industry;
}</text:p>
          </table:table-cell>
          <table:table-cell table:style-name="ACE-0" table:formula="of:=&quot;switch (FEAT_INDUSTRIES, SELF, check_nearby_&quot;&amp;[.C23]&amp;&quot;_industry, industry_distance(&quot;&amp;[.C23]&amp;&quot;)) {&quot;&amp;CHAR(13)&amp;CHAR(9)&amp;&quot;0..12: return CB_RESULT_LOCATION_DISALLOW;&quot;&amp;CHAR(13)&amp;CHAR(9)&amp;&quot;check_nearby_&quot;&amp;[.C22]&amp;&quot;_industry;&quot;&amp;CHAR(13)&amp;&quot;}&quot;" office:value-type="string" office:string-value="switch (FEAT_INDUSTRIES, SELF, check_nearby_19_industry, industry_distance(19)) {&#13;&#9;0..12: return CB_RESULT_LOCATION_DISALLOW;&#13;&#9;check_nearby_20_industry;&#13;}">
            <text:p>switch (FEAT_INDUSTRIES, SELF, check_nearby_19_industry, industry_distance(19)) {
<text:tab/>0..12: return CB_RESULT_LOCATION_DISALLOW;
<text:tab/>check_nearby_20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Iron Ore Mine</text:p>
          </table:table-cell>
          <table:table-cell table:style-name="ACE-0" table:formula="of:=DEC2HEX([.C24])" office:value-type="string" office:string-value="12">
            <text:p>12</text:p>
          </table:table-cell>
          <table:table-cell table:style-name="ACE-0" office:value-type="float" office:value="18">
            <text:p>18</text:p>
          </table:table-cell>
          <table:table-cell table:style-name="ACE-0" table:formula="of:=&quot;switch (FEAT_INDUSTRIES, SELF, check_nearby_industry_start_&quot;&amp;[.C24]&amp;&quot;, STORE_TEMP(&quot;&amp;[.C24]&amp;&quot;, 15)) {&quot;&amp;CHAR(13)&amp;CHAR(9)&amp;&quot;check_nearby_0_industry;&quot;&amp;CHAR(13)&amp;&quot;}&quot;" office:value-type="string" office:string-value="switch (FEAT_INDUSTRIES, SELF, check_nearby_industry_start_18, STORE_TEMP(18, 15)) {&#13;&#9;check_nearby_0_industry;&#13;}">
            <text:p>switch (FEAT_INDUSTRIES, SELF, check_nearby_industry_start_18, STORE_TEMP(18, 15)) {
<text:tab/>check_nearby_0_industry;
}</text:p>
          </table:table-cell>
          <table:table-cell table:style-name="ACE-0" table:formula="of:=&quot;switch (FEAT_INDUSTRIES, SELF, check_nearby_&quot;&amp;[.C24]&amp;&quot;_industry, industry_distance(&quot;&amp;[.C24]&amp;&quot;)) {&quot;&amp;CHAR(13)&amp;CHAR(9)&amp;&quot;0..12: return CB_RESULT_LOCATION_DISALLOW;&quot;&amp;CHAR(13)&amp;CHAR(9)&amp;&quot;check_nearby_&quot;&amp;[.C23]&amp;&quot;_industry;&quot;&amp;CHAR(13)&amp;&quot;}&quot;" office:value-type="string" office:string-value="switch (FEAT_INDUSTRIES, SELF, check_nearby_18_industry, industry_distance(18)) {&#13;&#9;0..12: return CB_RESULT_LOCATION_DISALLOW;&#13;&#9;check_nearby_19_industry;&#13;}">
            <text:p>switch (FEAT_INDUSTRIES, SELF, check_nearby_18_industry, industry_distance(18)) {
<text:tab/>0..12: return CB_RESULT_LOCATION_DISALLOW;
<text:tab/>check_nearby_19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Diamond Mine</text:p>
          </table:table-cell>
          <table:table-cell table:style-name="ACE-0" table:formula="of:=DEC2HEX([.C25])" office:value-type="string" office:string-value="11">
            <text:p>11</text:p>
          </table:table-cell>
          <table:table-cell table:style-name="ACE-0" office:value-type="float" office:value="17">
            <text:p>17</text:p>
          </table:table-cell>
          <table:table-cell table:style-name="ACE-0" table:formula="of:=&quot;switch (FEAT_INDUSTRIES, SELF, check_nearby_industry_start_&quot;&amp;[.C25]&amp;&quot;, STORE_TEMP(&quot;&amp;[.C25]&amp;&quot;, 15)) {&quot;&amp;CHAR(13)&amp;CHAR(9)&amp;&quot;check_nearby_0_industry;&quot;&amp;CHAR(13)&amp;&quot;}&quot;" office:value-type="string" office:string-value="switch (FEAT_INDUSTRIES, SELF, check_nearby_industry_start_17, STORE_TEMP(17, 15)) {&#13;&#9;check_nearby_0_industry;&#13;}">
            <text:p>switch (FEAT_INDUSTRIES, SELF, check_nearby_industry_start_17, STORE_TEMP(17, 15)) {
<text:tab/>check_nearby_0_industry;
}</text:p>
          </table:table-cell>
          <table:table-cell table:style-name="ACE-0" table:formula="of:=&quot;switch (FEAT_INDUSTRIES, SELF, check_nearby_&quot;&amp;[.C25]&amp;&quot;_industry, industry_distance(&quot;&amp;[.C25]&amp;&quot;)) {&quot;&amp;CHAR(13)&amp;CHAR(9)&amp;&quot;0..12: return CB_RESULT_LOCATION_DISALLOW;&quot;&amp;CHAR(13)&amp;CHAR(9)&amp;&quot;check_nearby_&quot;&amp;[.C24]&amp;&quot;_industry;&quot;&amp;CHAR(13)&amp;&quot;}&quot;" office:value-type="string" office:string-value="switch (FEAT_INDUSTRIES, SELF, check_nearby_17_industry, industry_distance(17)) {&#13;&#9;0..12: return CB_RESULT_LOCATION_DISALLOW;&#13;&#9;check_nearby_18_industry;&#13;}">
            <text:p>switch (FEAT_INDUSTRIES, SELF, check_nearby_17_industry, industry_distance(17)) {
<text:tab/>0..12: return CB_RESULT_LOCATION_DISALLOW;
<text:tab/>check_nearby_18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Bank (Arctic/Tropic)</text:p>
          </table:table-cell>
          <table:table-cell table:style-name="ACE-0" table:formula="of:=DEC2HEX([.C26])" office:value-type="string" office:string-value="10">
            <text:p>10</text:p>
          </table:table-cell>
          <table:table-cell table:style-name="ACE-0" office:value-type="float" office:value="16">
            <text:p>16</text:p>
          </table:table-cell>
          <table:table-cell table:style-name="ACE-0" table:formula="of:=&quot;switch (FEAT_INDUSTRIES, SELF, check_nearby_industry_start_&quot;&amp;[.C26]&amp;&quot;, STORE_TEMP(&quot;&amp;[.C26]&amp;&quot;, 15)) {&quot;&amp;CHAR(13)&amp;CHAR(9)&amp;&quot;check_nearby_0_industry;&quot;&amp;CHAR(13)&amp;&quot;}&quot;" office:value-type="string" office:string-value="switch (FEAT_INDUSTRIES, SELF, check_nearby_industry_start_16, STORE_TEMP(16, 15)) {&#13;&#9;check_nearby_0_industry;&#13;}">
            <text:p>switch (FEAT_INDUSTRIES, SELF, check_nearby_industry_start_16, STORE_TEMP(16, 15)) {
<text:tab/>check_nearby_0_industry;
}</text:p>
          </table:table-cell>
          <table:table-cell table:style-name="ACE-0" table:formula="of:=&quot;switch (FEAT_INDUSTRIES, SELF, check_nearby_&quot;&amp;[.C26]&amp;&quot;_industry, industry_distance(&quot;&amp;[.C26]&amp;&quot;)) {&quot;&amp;CHAR(13)&amp;CHAR(9)&amp;&quot;0..12: return CB_RESULT_LOCATION_DISALLOW;&quot;&amp;CHAR(13)&amp;CHAR(9)&amp;&quot;check_nearby_&quot;&amp;[.C25]&amp;&quot;_industry;&quot;&amp;CHAR(13)&amp;&quot;}&quot;" office:value-type="string" office:string-value="switch (FEAT_INDUSTRIES, SELF, check_nearby_16_industry, industry_distance(16)) {&#13;&#9;0..12: return CB_RESULT_LOCATION_DISALLOW;&#13;&#9;check_nearby_17_industry;&#13;}">
            <text:p>switch (FEAT_INDUSTRIES, SELF, check_nearby_16_industry, industry_distance(16)) {
<text:tab/>0..12: return CB_RESULT_LOCATION_DISALLOW;
<text:tab/>check_nearby_17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Gold Mine</text:p>
          </table:table-cell>
          <table:table-cell table:style-name="ACE-0" table:formula="of:=DEC2HEX([.C27])" office:value-type="string" office:string-value="F">
            <text:p>F</text:p>
          </table:table-cell>
          <table:table-cell table:style-name="ACE-0" office:value-type="float" office:value="15">
            <text:p>15</text:p>
          </table:table-cell>
          <table:table-cell table:style-name="ACE-0" table:formula="of:=&quot;switch (FEAT_INDUSTRIES, SELF, check_nearby_industry_start_&quot;&amp;[.C27]&amp;&quot;, STORE_TEMP(&quot;&amp;[.C27]&amp;&quot;, 15)) {&quot;&amp;CHAR(13)&amp;CHAR(9)&amp;&quot;check_nearby_0_industry;&quot;&amp;CHAR(13)&amp;&quot;}&quot;" office:value-type="string" office:string-value="switch (FEAT_INDUSTRIES, SELF, check_nearby_industry_start_15, STORE_TEMP(15, 15)) {&#13;&#9;check_nearby_0_industry;&#13;}">
            <text:p>switch (FEAT_INDUSTRIES, SELF, check_nearby_industry_start_15, STORE_TEMP(15, 15)) {
<text:tab/>check_nearby_0_industry;
}</text:p>
          </table:table-cell>
          <table:table-cell table:style-name="ACE-0" table:formula="of:=&quot;switch (FEAT_INDUSTRIES, SELF, check_nearby_&quot;&amp;[.C27]&amp;&quot;_industry, industry_distance(&quot;&amp;[.C27]&amp;&quot;)) {&quot;&amp;CHAR(13)&amp;CHAR(9)&amp;&quot;0..12: return CB_RESULT_LOCATION_DISALLOW;&quot;&amp;CHAR(13)&amp;CHAR(9)&amp;&quot;check_nearby_&quot;&amp;[.C26]&amp;&quot;_industry;&quot;&amp;CHAR(13)&amp;&quot;}&quot;" office:value-type="string" office:string-value="switch (FEAT_INDUSTRIES, SELF, check_nearby_15_industry, industry_distance(15)) {&#13;&#9;0..12: return CB_RESULT_LOCATION_DISALLOW;&#13;&#9;check_nearby_16_industry;&#13;}">
            <text:p>switch (FEAT_INDUSTRIES, SELF, check_nearby_15_industry, industry_distance(15)) {
<text:tab/>0..12: return CB_RESULT_LOCATION_DISALLOW;
<text:tab/>check_nearby_16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Paper Mill</text:p>
          </table:table-cell>
          <table:table-cell table:style-name="ACE-0" table:formula="of:=DEC2HEX([.C28])" office:value-type="string" office:string-value="E">
            <text:p>E</text:p>
          </table:table-cell>
          <table:table-cell table:style-name="ACE-0" office:value-type="float" office:value="14">
            <text:p>14</text:p>
          </table:table-cell>
          <table:table-cell table:style-name="ACE-0" table:formula="of:=&quot;switch (FEAT_INDUSTRIES, SELF, check_nearby_industry_start_&quot;&amp;[.C28]&amp;&quot;, STORE_TEMP(&quot;&amp;[.C28]&amp;&quot;, 15)) {&quot;&amp;CHAR(13)&amp;CHAR(9)&amp;&quot;check_nearby_0_industry;&quot;&amp;CHAR(13)&amp;&quot;}&quot;" office:value-type="string" office:string-value="switch (FEAT_INDUSTRIES, SELF, check_nearby_industry_start_14, STORE_TEMP(14, 15)) {&#13;&#9;check_nearby_0_industry;&#13;}">
            <text:p>switch (FEAT_INDUSTRIES, SELF, check_nearby_industry_start_14, STORE_TEMP(14, 15)) {
<text:tab/>check_nearby_0_industry;
}</text:p>
          </table:table-cell>
          <table:table-cell table:style-name="ACE-0" table:formula="of:=&quot;switch (FEAT_INDUSTRIES, SELF, check_nearby_&quot;&amp;[.C28]&amp;&quot;_industry, industry_distance(&quot;&amp;[.C28]&amp;&quot;)) {&quot;&amp;CHAR(13)&amp;CHAR(9)&amp;&quot;0..12: return CB_RESULT_LOCATION_DISALLOW;&quot;&amp;CHAR(13)&amp;CHAR(9)&amp;&quot;check_nearby_&quot;&amp;[.C27]&amp;&quot;_industry;&quot;&amp;CHAR(13)&amp;&quot;}&quot;" office:value-type="string" office:string-value="switch (FEAT_INDUSTRIES, SELF, check_nearby_14_industry, industry_distance(14)) {&#13;&#9;0..12: return CB_RESULT_LOCATION_DISALLOW;&#13;&#9;check_nearby_15_industry;&#13;}">
            <text:p>switch (FEAT_INDUSTRIES, SELF, check_nearby_14_industry, industry_distance(14)) {
<text:tab/>0..12: return CB_RESULT_LOCATION_DISALLOW;
<text:tab/>check_nearby_15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Food Proc Plant</text:p>
          </table:table-cell>
          <table:table-cell table:style-name="ACE-0" table:formula="of:=DEC2HEX([.C29])" office:value-type="string" office:string-value="D">
            <text:p>D</text:p>
          </table:table-cell>
          <table:table-cell table:style-name="ACE-0" office:value-type="float" office:value="13">
            <text:p>13</text:p>
          </table:table-cell>
          <table:table-cell table:style-name="ACE-0" table:formula="of:=&quot;switch (FEAT_INDUSTRIES, SELF, check_nearby_industry_start_&quot;&amp;[.C29]&amp;&quot;, STORE_TEMP(&quot;&amp;[.C29]&amp;&quot;, 15)) {&quot;&amp;CHAR(13)&amp;CHAR(9)&amp;&quot;check_nearby_0_industry;&quot;&amp;CHAR(13)&amp;&quot;}&quot;" office:value-type="string" office:string-value="switch (FEAT_INDUSTRIES, SELF, check_nearby_industry_start_13, STORE_TEMP(13, 15)) {&#13;&#9;check_nearby_0_industry;&#13;}">
            <text:p>switch (FEAT_INDUSTRIES, SELF, check_nearby_industry_start_13, STORE_TEMP(13, 15)) {
<text:tab/>check_nearby_0_industry;
}</text:p>
          </table:table-cell>
          <table:table-cell table:style-name="ACE-0" table:formula="of:=&quot;switch (FEAT_INDUSTRIES, SELF, check_nearby_&quot;&amp;[.C29]&amp;&quot;_industry, industry_distance(&quot;&amp;[.C29]&amp;&quot;)) {&quot;&amp;CHAR(13)&amp;CHAR(9)&amp;&quot;0..12: return CB_RESULT_LOCATION_DISALLOW;&quot;&amp;CHAR(13)&amp;CHAR(9)&amp;&quot;check_nearby_&quot;&amp;[.C28]&amp;&quot;_industry;&quot;&amp;CHAR(13)&amp;&quot;}&quot;" office:value-type="string" office:string-value="switch (FEAT_INDUSTRIES, SELF, check_nearby_13_industry, industry_distance(13)) {&#13;&#9;0..12: return CB_RESULT_LOCATION_DISALLOW;&#13;&#9;check_nearby_14_industry;&#13;}">
            <text:p>switch (FEAT_INDUSTRIES, SELF, check_nearby_13_industry, industry_distance(13)) {
<text:tab/>0..12: return CB_RESULT_LOCATION_DISALLOW;
<text:tab/>check_nearby_14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Bank (Temp)</text:p>
          </table:table-cell>
          <table:table-cell table:style-name="ACE-0" table:formula="of:=DEC2HEX([.C30])" office:value-type="string" office:string-value="C">
            <text:p>C</text:p>
          </table:table-cell>
          <table:table-cell table:style-name="ACE-0" office:value-type="float" office:value="12">
            <text:p>12</text:p>
          </table:table-cell>
          <table:table-cell table:style-name="ACE-0" table:formula="of:=&quot;switch (FEAT_INDUSTRIES, SELF, check_nearby_industry_start_&quot;&amp;[.C30]&amp;&quot;, STORE_TEMP(&quot;&amp;[.C30]&amp;&quot;, 15)) {&quot;&amp;CHAR(13)&amp;CHAR(9)&amp;&quot;check_nearby_0_industry;&quot;&amp;CHAR(13)&amp;&quot;}&quot;" office:value-type="string" office:string-value="switch (FEAT_INDUSTRIES, SELF, check_nearby_industry_start_12, STORE_TEMP(12, 15)) {&#13;&#9;check_nearby_0_industry;&#13;}">
            <text:p>switch (FEAT_INDUSTRIES, SELF, check_nearby_industry_start_12, STORE_TEMP(12, 15)) {
<text:tab/>check_nearby_0_industry;
}</text:p>
          </table:table-cell>
          <table:table-cell table:style-name="ACE-0" table:formula="of:=&quot;switch (FEAT_INDUSTRIES, SELF, check_nearby_&quot;&amp;[.C30]&amp;&quot;_industry, industry_distance(&quot;&amp;[.C30]&amp;&quot;)) {&quot;&amp;CHAR(13)&amp;CHAR(9)&amp;&quot;0..12: return CB_RESULT_LOCATION_DISALLOW;&quot;&amp;CHAR(13)&amp;CHAR(9)&amp;&quot;check_nearby_&quot;&amp;[.C29]&amp;&quot;_industry;&quot;&amp;CHAR(13)&amp;&quot;}&quot;" office:value-type="string" office:string-value="switch (FEAT_INDUSTRIES, SELF, check_nearby_12_industry, industry_distance(12)) {&#13;&#9;0..12: return CB_RESULT_LOCATION_DISALLOW;&#13;&#9;check_nearby_13_industry;&#13;}">
            <text:p>switch (FEAT_INDUSTRIES, SELF, check_nearby_12_industry, industry_distance(12)) {
<text:tab/>0..12: return CB_RESULT_LOCATION_DISALLOW;
<text:tab/>check_nearby_13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Oil Wells</text:p>
          </table:table-cell>
          <table:table-cell table:style-name="ACE-0" table:formula="of:=DEC2HEX([.C31])" office:value-type="string" office:string-value="B">
            <text:p>B</text:p>
          </table:table-cell>
          <table:table-cell table:style-name="ACE-0" office:value-type="float" office:value="11">
            <text:p>11</text:p>
          </table:table-cell>
          <table:table-cell table:style-name="ACE-0" table:formula="of:=&quot;switch (FEAT_INDUSTRIES, SELF, check_nearby_industry_start_&quot;&amp;[.C31]&amp;&quot;, STORE_TEMP(&quot;&amp;[.C31]&amp;&quot;, 15)) {&quot;&amp;CHAR(13)&amp;CHAR(9)&amp;&quot;check_nearby_0_industry;&quot;&amp;CHAR(13)&amp;&quot;}&quot;" office:value-type="string" office:string-value="switch (FEAT_INDUSTRIES, SELF, check_nearby_industry_start_11, STORE_TEMP(11, 15)) {&#13;&#9;check_nearby_0_industry;&#13;}">
            <text:p>switch (FEAT_INDUSTRIES, SELF, check_nearby_industry_start_11, STORE_TEMP(11, 15)) {
<text:tab/>check_nearby_0_industry;
}</text:p>
          </table:table-cell>
          <table:table-cell table:style-name="ACE-0" table:formula="of:=&quot;switch (FEAT_INDUSTRIES, SELF, check_nearby_&quot;&amp;[.C31]&amp;&quot;_industry, industry_distance(&quot;&amp;[.C31]&amp;&quot;)) {&quot;&amp;CHAR(13)&amp;CHAR(9)&amp;&quot;0..12: return CB_RESULT_LOCATION_DISALLOW;&quot;&amp;CHAR(13)&amp;CHAR(9)&amp;&quot;check_nearby_&quot;&amp;[.C30]&amp;&quot;_industry;&quot;&amp;CHAR(13)&amp;&quot;}&quot;" office:value-type="string" office:string-value="switch (FEAT_INDUSTRIES, SELF, check_nearby_11_industry, industry_distance(11)) {&#13;&#9;0..12: return CB_RESULT_LOCATION_DISALLOW;&#13;&#9;check_nearby_12_industry;&#13;}">
            <text:p>switch (FEAT_INDUSTRIES, SELF, check_nearby_11_industry, industry_distance(11)) {
<text:tab/>0..12: return CB_RESULT_LOCATION_DISALLOW;
<text:tab/>check_nearby_12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Copper Ore Mine</text:p>
          </table:table-cell>
          <table:table-cell table:style-name="ACE-0" table:formula="of:=DEC2HEX([.C32])" office:value-type="string" office:string-value="A">
            <text:p>A</text:p>
          </table:table-cell>
          <table:table-cell table:style-name="ACE-0" office:value-type="float" office:value="10">
            <text:p>10</text:p>
          </table:table-cell>
          <table:table-cell table:style-name="ACE-0" table:formula="of:=&quot;switch (FEAT_INDUSTRIES, SELF, check_nearby_industry_start_&quot;&amp;[.C32]&amp;&quot;, STORE_TEMP(&quot;&amp;[.C32]&amp;&quot;, 15)) {&quot;&amp;CHAR(13)&amp;CHAR(9)&amp;&quot;check_nearby_0_industry;&quot;&amp;CHAR(13)&amp;&quot;}&quot;" office:value-type="string" office:string-value="switch (FEAT_INDUSTRIES, SELF, check_nearby_industry_start_10, STORE_TEMP(10, 15)) {&#13;&#9;check_nearby_0_industry;&#13;}">
            <text:p>switch (FEAT_INDUSTRIES, SELF, check_nearby_industry_start_10, STORE_TEMP(10, 15)) {
<text:tab/>check_nearby_0_industry;
}</text:p>
          </table:table-cell>
          <table:table-cell table:style-name="ACE-0" table:formula="of:=&quot;switch (FEAT_INDUSTRIES, SELF, check_nearby_&quot;&amp;[.C32]&amp;&quot;_industry, industry_distance(&quot;&amp;[.C32]&amp;&quot;)) {&quot;&amp;CHAR(13)&amp;CHAR(9)&amp;&quot;0..12: return CB_RESULT_LOCATION_DISALLOW;&quot;&amp;CHAR(13)&amp;CHAR(9)&amp;&quot;check_nearby_&quot;&amp;[.C31]&amp;&quot;_industry;&quot;&amp;CHAR(13)&amp;&quot;}&quot;" office:value-type="string" office:string-value="switch (FEAT_INDUSTRIES, SELF, check_nearby_10_industry, industry_distance(10)) {&#13;&#9;0..12: return CB_RESULT_LOCATION_DISALLOW;&#13;&#9;check_nearby_11_industry;&#13;}">
            <text:p>switch (FEAT_INDUSTRIES, SELF, check_nearby_10_industry, industry_distance(10)) {
<text:tab/>0..12: return CB_RESULT_LOCATION_DISALLOW;
<text:tab/>check_nearby_11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Farm (Temp/Arctic)</text:p>
          </table:table-cell>
          <table:table-cell table:style-name="ACE-0" table:formula="of:=DEC2HEX([.C33])" office:value-type="string" office:string-value="9">
            <text:p>9</text:p>
          </table:table-cell>
          <table:table-cell table:style-name="ACE-0" office:value-type="float" office:value="9">
            <text:p>9</text:p>
          </table:table-cell>
          <table:table-cell table:style-name="ACE-0" table:formula="of:=&quot;switch (FEAT_INDUSTRIES, SELF, check_nearby_industry_start_&quot;&amp;[.C33]&amp;&quot;, STORE_TEMP(&quot;&amp;[.C33]&amp;&quot;, 15)) {&quot;&amp;CHAR(13)&amp;CHAR(9)&amp;&quot;check_nearby_0_industry;&quot;&amp;CHAR(13)&amp;&quot;}&quot;" office:value-type="string" office:string-value="switch (FEAT_INDUSTRIES, SELF, check_nearby_industry_start_9, STORE_TEMP(9, 15)) {&#13;&#9;check_nearby_0_industry;&#13;}">
            <text:p>switch (FEAT_INDUSTRIES, SELF, check_nearby_industry_start_9, STORE_TEMP(9, 15)) {
<text:tab/>check_nearby_0_industry;
}</text:p>
          </table:table-cell>
          <table:table-cell table:style-name="ACE-0" table:formula="of:=&quot;switch (FEAT_INDUSTRIES, SELF, check_nearby_&quot;&amp;[.C33]&amp;&quot;_industry, industry_distance(&quot;&amp;[.C33]&amp;&quot;)) {&quot;&amp;CHAR(13)&amp;CHAR(9)&amp;&quot;0..12: return CB_RESULT_LOCATION_DISALLOW;&quot;&amp;CHAR(13)&amp;CHAR(9)&amp;&quot;check_nearby_&quot;&amp;[.C32]&amp;&quot;_industry;&quot;&amp;CHAR(13)&amp;&quot;}&quot;" office:value-type="string" office:string-value="switch (FEAT_INDUSTRIES, SELF, check_nearby_9_industry, industry_distance(9)) {&#13;&#9;0..12: return CB_RESULT_LOCATION_DISALLOW;&#13;&#9;check_nearby_10_industry;&#13;}">
            <text:p>switch (FEAT_INDUSTRIES, SELF, check_nearby_9_industry, industry_distance(9)) {
<text:tab/>0..12: return CB_RESULT_LOCATION_DISALLOW;
<text:tab/>check_nearby_10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Steel Mill</text:p>
          </table:table-cell>
          <table:table-cell table:style-name="ACE-0" table:formula="of:=DEC2HEX([.C34])" office:value-type="string" office:string-value="8">
            <text:p>8</text:p>
          </table:table-cell>
          <table:table-cell table:style-name="ACE-0" office:value-type="float" office:value="8">
            <text:p>8</text:p>
          </table:table-cell>
          <table:table-cell table:style-name="ACE-0" table:formula="of:=&quot;switch (FEAT_INDUSTRIES, SELF, check_nearby_industry_start_&quot;&amp;[.C34]&amp;&quot;, STORE_TEMP(&quot;&amp;[.C34]&amp;&quot;, 15)) {&quot;&amp;CHAR(13)&amp;CHAR(9)&amp;&quot;check_nearby_0_industry;&quot;&amp;CHAR(13)&amp;&quot;}&quot;" office:value-type="string" office:string-value="switch (FEAT_INDUSTRIES, SELF, check_nearby_industry_start_8, STORE_TEMP(8, 15)) {&#13;&#9;check_nearby_0_industry;&#13;}">
            <text:p>switch (FEAT_INDUSTRIES, SELF, check_nearby_industry_start_8, STORE_TEMP(8, 15)) {
<text:tab/>check_nearby_0_industry;
}</text:p>
          </table:table-cell>
          <table:table-cell table:style-name="ACE-0" table:formula="of:=&quot;switch (FEAT_INDUSTRIES, SELF, check_nearby_&quot;&amp;[.C34]&amp;&quot;_industry, industry_distance(&quot;&amp;[.C34]&amp;&quot;)) {&quot;&amp;CHAR(13)&amp;CHAR(9)&amp;&quot;0..12: return CB_RESULT_LOCATION_DISALLOW;&quot;&amp;CHAR(13)&amp;CHAR(9)&amp;&quot;check_nearby_&quot;&amp;[.C33]&amp;&quot;_industry;&quot;&amp;CHAR(13)&amp;&quot;}&quot;" office:value-type="string" office:string-value="switch (FEAT_INDUSTRIES, SELF, check_nearby_8_industry, industry_distance(8)) {&#13;&#9;0..12: return CB_RESULT_LOCATION_DISALLOW;&#13;&#9;check_nearby_9_industry;&#13;}">
            <text:p>switch (FEAT_INDUSTRIES, SELF, check_nearby_8_industry, industry_distance(8)) {
<text:tab/>0..12: return CB_RESULT_LOCATION_DISALLOW;
<text:tab/>check_nearby_9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Factory (Arctic)</text:p>
          </table:table-cell>
          <table:table-cell table:style-name="ACE-0" table:formula="of:=DEC2HEX([.C35])" office:value-type="string" office:string-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table:formula="of:=&quot;switch (FEAT_INDUSTRIES, SELF, check_nearby_industry_start_&quot;&amp;[.C35]&amp;&quot;, STORE_TEMP(&quot;&amp;[.C35]&amp;&quot;, 15)) {&quot;&amp;CHAR(13)&amp;CHAR(9)&amp;&quot;check_nearby_0_industry;&quot;&amp;CHAR(13)&amp;&quot;}&quot;" office:value-type="string" office:string-value="switch (FEAT_INDUSTRIES, SELF, check_nearby_industry_start_7, STORE_TEMP(7, 15)) {&#13;&#9;check_nearby_0_industry;&#13;}">
            <text:p>switch (FEAT_INDUSTRIES, SELF, check_nearby_industry_start_7, STORE_TEMP(7, 15)) {
<text:tab/>check_nearby_0_industry;
}</text:p>
          </table:table-cell>
          <table:table-cell table:style-name="ACE-0" table:formula="of:=&quot;switch (FEAT_INDUSTRIES, SELF, check_nearby_&quot;&amp;[.C35]&amp;&quot;_industry, industry_distance(&quot;&amp;[.C35]&amp;&quot;)) {&quot;&amp;CHAR(13)&amp;CHAR(9)&amp;&quot;0..12: return CB_RESULT_LOCATION_DISALLOW;&quot;&amp;CHAR(13)&amp;CHAR(9)&amp;&quot;check_nearby_&quot;&amp;[.C34]&amp;&quot;_industry;&quot;&amp;CHAR(13)&amp;&quot;}&quot;" office:value-type="string" office:string-value="switch (FEAT_INDUSTRIES, SELF, check_nearby_7_industry, industry_distance(7)) {&#13;&#9;0..12: return CB_RESULT_LOCATION_DISALLOW;&#13;&#9;check_nearby_8_industry;&#13;}">
            <text:p>switch (FEAT_INDUSTRIES, SELF, check_nearby_7_industry, industry_distance(7)) {
<text:tab/>0..12: return CB_RESULT_LOCATION_DISALLOW;
<text:tab/>check_nearby_8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Factory (Temp)</text:p>
          </table:table-cell>
          <table:table-cell table:style-name="ACE-0" table:formula="of:=DEC2HEX([.C36])" office:value-type="string" office:string-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table:formula="of:=&quot;switch (FEAT_INDUSTRIES, SELF, check_nearby_industry_start_&quot;&amp;[.C36]&amp;&quot;, STORE_TEMP(&quot;&amp;[.C36]&amp;&quot;, 15)) {&quot;&amp;CHAR(13)&amp;CHAR(9)&amp;&quot;check_nearby_0_industry;&quot;&amp;CHAR(13)&amp;&quot;}&quot;" office:value-type="string" office:string-value="switch (FEAT_INDUSTRIES, SELF, check_nearby_industry_start_6, STORE_TEMP(6, 15)) {&#13;&#9;check_nearby_0_industry;&#13;}">
            <text:p>switch (FEAT_INDUSTRIES, SELF, check_nearby_industry_start_6, STORE_TEMP(6, 15)) {
<text:tab/>check_nearby_0_industry;
}</text:p>
          </table:table-cell>
          <table:table-cell table:style-name="ACE-0" table:formula="of:=&quot;switch (FEAT_INDUSTRIES, SELF, check_nearby_&quot;&amp;[.C36]&amp;&quot;_industry, industry_distance(&quot;&amp;[.C36]&amp;&quot;)) {&quot;&amp;CHAR(13)&amp;CHAR(9)&amp;&quot;0..12: return CB_RESULT_LOCATION_DISALLOW;&quot;&amp;CHAR(13)&amp;CHAR(9)&amp;&quot;check_nearby_&quot;&amp;[.C35]&amp;&quot;_industry;&quot;&amp;CHAR(13)&amp;&quot;}&quot;" office:value-type="string" office:string-value="switch (FEAT_INDUSTRIES, SELF, check_nearby_6_industry, industry_distance(6)) {&#13;&#9;0..12: return CB_RESULT_LOCATION_DISALLOW;&#13;&#9;check_nearby_7_industry;&#13;}">
            <text:p>switch (FEAT_INDUSTRIES, SELF, check_nearby_6_industry, industry_distance(6)) {
<text:tab/>0..12: return CB_RESULT_LOCATION_DISALLOW;
<text:tab/>check_nearby_7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Oil Rig</text:p>
          </table:table-cell>
          <table:table-cell table:style-name="ACE-0" table:formula="of:=DEC2HEX([.C37])" office:value-type="string" office:string-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table:formula="of:=&quot;switch (FEAT_INDUSTRIES, SELF, check_nearby_industry_start_&quot;&amp;[.C37]&amp;&quot;, STORE_TEMP(&quot;&amp;[.C37]&amp;&quot;, 15)) {&quot;&amp;CHAR(13)&amp;CHAR(9)&amp;&quot;check_nearby_0_industry;&quot;&amp;CHAR(13)&amp;&quot;}&quot;" office:value-type="string" office:string-value="switch (FEAT_INDUSTRIES, SELF, check_nearby_industry_start_5, STORE_TEMP(5, 15)) {&#13;&#9;check_nearby_0_industry;&#13;}">
            <text:p>switch (FEAT_INDUSTRIES, SELF, check_nearby_industry_start_5, STORE_TEMP(5, 15)) {
<text:tab/>check_nearby_0_industry;
}</text:p>
          </table:table-cell>
          <table:table-cell table:style-name="ACE-0" table:formula="of:=&quot;switch (FEAT_INDUSTRIES, SELF, check_nearby_&quot;&amp;[.C37]&amp;&quot;_industry, industry_distance(&quot;&amp;[.C37]&amp;&quot;)) {&quot;&amp;CHAR(13)&amp;CHAR(9)&amp;&quot;0..12: return CB_RESULT_LOCATION_DISALLOW;&quot;&amp;CHAR(13)&amp;CHAR(9)&amp;&quot;check_nearby_&quot;&amp;[.C36]&amp;&quot;_industry;&quot;&amp;CHAR(13)&amp;&quot;}&quot;" office:value-type="string" office:string-value="switch (FEAT_INDUSTRIES, SELF, check_nearby_5_industry, industry_distance(5)) {&#13;&#9;0..12: return CB_RESULT_LOCATION_DISALLOW;&#13;&#9;check_nearby_6_industry;&#13;}">
            <text:p>switch (FEAT_INDUSTRIES, SELF, check_nearby_5_industry, industry_distance(5)) {
<text:tab/>0..12: return CB_RESULT_LOCATION_DISALLOW;
<text:tab/>check_nearby_6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Refinery</text:p>
          </table:table-cell>
          <table:table-cell table:style-name="ACE-0" table:formula="of:=DEC2HEX([.C38])" office:value-type="string" office:string-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table:formula="of:=&quot;switch (FEAT_INDUSTRIES, SELF, check_nearby_industry_start_&quot;&amp;[.C38]&amp;&quot;, STORE_TEMP(&quot;&amp;[.C38]&amp;&quot;, 15)) {&quot;&amp;CHAR(13)&amp;CHAR(9)&amp;&quot;check_nearby_0_industry;&quot;&amp;CHAR(13)&amp;&quot;}&quot;" office:value-type="string" office:string-value="switch (FEAT_INDUSTRIES, SELF, check_nearby_industry_start_4, STORE_TEMP(4, 15)) {&#13;&#9;check_nearby_0_industry;&#13;}">
            <text:p>switch (FEAT_INDUSTRIES, SELF, check_nearby_industry_start_4, STORE_TEMP(4, 15)) {
<text:tab/>check_nearby_0_industry;
}</text:p>
          </table:table-cell>
          <table:table-cell table:style-name="ACE-0" table:formula="of:=&quot;switch (FEAT_INDUSTRIES, SELF, check_nearby_&quot;&amp;[.C38]&amp;&quot;_industry, industry_distance(&quot;&amp;[.C38]&amp;&quot;)) {&quot;&amp;CHAR(13)&amp;CHAR(9)&amp;&quot;0..12: return CB_RESULT_LOCATION_DISALLOW;&quot;&amp;CHAR(13)&amp;CHAR(9)&amp;&quot;check_nearby_&quot;&amp;[.C37]&amp;&quot;_industry;&quot;&amp;CHAR(13)&amp;&quot;}&quot;" office:value-type="string" office:string-value="switch (FEAT_INDUSTRIES, SELF, check_nearby_4_industry, industry_distance(4)) {&#13;&#9;0..12: return CB_RESULT_LOCATION_DISALLOW;&#13;&#9;check_nearby_5_industry;&#13;}">
            <text:p>switch (FEAT_INDUSTRIES, SELF, check_nearby_4_industry, industry_distance(4)) {
<text:tab/>0..12: return CB_RESULT_LOCATION_DISALLOW;
<text:tab/>check_nearby_5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Forest</text:p>
          </table:table-cell>
          <table:table-cell table:style-name="ACE-0" table:formula="of:=DEC2HEX([.C39])" office:value-type="string" office:string-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table:formula="of:=&quot;switch (FEAT_INDUSTRIES, SELF, check_nearby_industry_start_&quot;&amp;[.C39]&amp;&quot;, STORE_TEMP(&quot;&amp;[.C39]&amp;&quot;, 15)) {&quot;&amp;CHAR(13)&amp;CHAR(9)&amp;&quot;check_nearby_0_industry;&quot;&amp;CHAR(13)&amp;&quot;}&quot;" office:value-type="string" office:string-value="switch (FEAT_INDUSTRIES, SELF, check_nearby_industry_start_3, STORE_TEMP(3, 15)) {&#13;&#9;check_nearby_0_industry;&#13;}">
            <text:p>switch (FEAT_INDUSTRIES, SELF, check_nearby_industry_start_3, STORE_TEMP(3, 15)) {
<text:tab/>check_nearby_0_industry;
}</text:p>
          </table:table-cell>
          <table:table-cell table:style-name="ACE-0" table:formula="of:=&quot;switch (FEAT_INDUSTRIES, SELF, check_nearby_&quot;&amp;[.C39]&amp;&quot;_industry, industry_distance(&quot;&amp;[.C39]&amp;&quot;)) {&quot;&amp;CHAR(13)&amp;CHAR(9)&amp;&quot;0..12: return CB_RESULT_LOCATION_DISALLOW;&quot;&amp;CHAR(13)&amp;CHAR(9)&amp;&quot;check_nearby_&quot;&amp;[.C38]&amp;&quot;_industry;&quot;&amp;CHAR(13)&amp;&quot;}&quot;" office:value-type="string" office:string-value="switch (FEAT_INDUSTRIES, SELF, check_nearby_3_industry, industry_distance(3)) {&#13;&#9;0..12: return CB_RESULT_LOCATION_DISALLOW;&#13;&#9;check_nearby_4_industry;&#13;}">
            <text:p>switch (FEAT_INDUSTRIES, SELF, check_nearby_3_industry, industry_distance(3)) {
<text:tab/>0..12: return CB_RESULT_LOCATION_DISALLOW;
<text:tab/>check_nearby_4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Sawmill</text:p>
          </table:table-cell>
          <table:table-cell table:style-name="ACE-0" table:formula="of:=DEC2HEX([.C40])" office:value-type="string" office:string-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table:formula="of:=&quot;switch (FEAT_INDUSTRIES, SELF, check_nearby_industry_start_&quot;&amp;[.C40]&amp;&quot;, STORE_TEMP(&quot;&amp;[.C40]&amp;&quot;, 15)) {&quot;&amp;CHAR(13)&amp;CHAR(9)&amp;&quot;check_nearby_0_industry;&quot;&amp;CHAR(13)&amp;&quot;}&quot;" office:value-type="string" office:string-value="switch (FEAT_INDUSTRIES, SELF, check_nearby_industry_start_2, STORE_TEMP(2, 15)) {&#13;&#9;check_nearby_0_industry;&#13;}">
            <text:p>switch (FEAT_INDUSTRIES, SELF, check_nearby_industry_start_2, STORE_TEMP(2, 15)) {
<text:tab/>check_nearby_0_industry;
}</text:p>
          </table:table-cell>
          <table:table-cell table:style-name="ACE-0" table:formula="of:=&quot;switch (FEAT_INDUSTRIES, SELF, check_nearby_&quot;&amp;[.C40]&amp;&quot;_industry, industry_distance(&quot;&amp;[.C40]&amp;&quot;)) {&quot;&amp;CHAR(13)&amp;CHAR(9)&amp;&quot;0..12: return CB_RESULT_LOCATION_DISALLOW;&quot;&amp;CHAR(13)&amp;CHAR(9)&amp;&quot;check_nearby_&quot;&amp;[.C39]&amp;&quot;_industry;&quot;&amp;CHAR(13)&amp;&quot;}&quot;" office:value-type="string" office:string-value="switch (FEAT_INDUSTRIES, SELF, check_nearby_2_industry, industry_distance(2)) {&#13;&#9;0..12: return CB_RESULT_LOCATION_DISALLOW;&#13;&#9;check_nearby_3_industry;&#13;}">
            <text:p>switch (FEAT_INDUSTRIES, SELF, check_nearby_2_industry, industry_distance(2)) {
<text:tab/>0..12: return CB_RESULT_LOCATION_DISALLOW;
<text:tab/>check_nearby_3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Power Plant</text:p>
          </table:table-cell>
          <table:table-cell table:style-name="ACE-0" table:formula="of:=DEC2HEX([.C41])" office:value-type="string" office:string-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&quot;switch (FEAT_INDUSTRIES, SELF, check_nearby_industry_start_&quot;&amp;[.C41]&amp;&quot;, STORE_TEMP(&quot;&amp;[.C41]&amp;&quot;, 15)) {&quot;&amp;CHAR(13)&amp;CHAR(9)&amp;&quot;check_nearby_0_industry;&quot;&amp;CHAR(13)&amp;&quot;}&quot;" office:value-type="string" office:string-value="switch (FEAT_INDUSTRIES, SELF, check_nearby_industry_start_1, STORE_TEMP(1, 15)) {&#13;&#9;check_nearby_0_industry;&#13;}">
            <text:p>switch (FEAT_INDUSTRIES, SELF, check_nearby_industry_start_1, STORE_TEMP(1, 15)) {
<text:tab/>check_nearby_0_industry;
}</text:p>
          </table:table-cell>
          <table:table-cell table:style-name="ACE-0" table:formula="of:=&quot;switch (FEAT_INDUSTRIES, SELF, check_nearby_&quot;&amp;[.C41]&amp;&quot;_industry, industry_distance(&quot;&amp;[.C41]&amp;&quot;)) {&quot;&amp;CHAR(13)&amp;CHAR(9)&amp;&quot;0..12: return CB_RESULT_LOCATION_DISALLOW;&quot;&amp;CHAR(13)&amp;CHAR(9)&amp;&quot;check_nearby_&quot;&amp;[.C40]&amp;&quot;_industry;&quot;&amp;CHAR(13)&amp;&quot;}&quot;" office:value-type="string" office:string-value="switch (FEAT_INDUSTRIES, SELF, check_nearby_1_industry, industry_distance(1)) {&#13;&#9;0..12: return CB_RESULT_LOCATION_DISALLOW;&#13;&#9;check_nearby_2_industry;&#13;}">
            <text:p>switch (FEAT_INDUSTRIES, SELF, check_nearby_1_industry, industry_distance(1)) {
<text:tab/>0..12: return CB_RESULT_LOCATION_DISALLOW;
<text:tab/>check_nearby_2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Coal Mine</text:p>
          </table:table-cell>
          <table:table-cell table:style-name="ACE-0" table:formula="of:=DEC2HEX([.C42])" office:value-type="string" office:string-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&quot;switch (FEAT_INDUSTRIES, SELF, check_nearby_industry_start_&quot;&amp;[.C42]&amp;&quot;, STORE_TEMP(&quot;&amp;[.C42]&amp;&quot;, 15)) {&quot;&amp;CHAR(13)&amp;CHAR(9)&amp;&quot;check_nearby_0_industry;&quot;&amp;CHAR(13)&amp;&quot;}&quot;" office:value-type="string" office:string-value="switch (FEAT_INDUSTRIES, SELF, check_nearby_industry_start_0, STORE_TEMP(0, 15)) {&#13;&#9;check_nearby_0_industry;&#13;}">
            <text:p>switch (FEAT_INDUSTRIES, SELF, check_nearby_industry_start_0, STORE_TEMP(0, 15)) {
<text:tab/>check_nearby_0_industry;
}</text:p>
          </table:table-cell>
          <table:table-cell table:style-name="ACE-0" table:formula="of:=&quot;switch (FEAT_INDUSTRIES, SELF, check_nearby_&quot;&amp;[.C42]&amp;&quot;_industry, industry_distance(&quot;&amp;[.C42]&amp;&quot;)) {&quot;&amp;CHAR(13)&amp;CHAR(9)&amp;&quot;0..12: return CB_RESULT_LOCATION_DISALLOW;&quot;&amp;CHAR(13)&amp;CHAR(9)&amp;&quot;check_nearby_&quot;&amp;[.C41]&amp;&quot;_industry;&quot;&amp;CHAR(13)&amp;&quot;}&quot;" office:value-type="string" office:string-value="switch (FEAT_INDUSTRIES, SELF, check_nearby_0_industry, industry_distance(0)) {&#13;&#9;0..12: return CB_RESULT_LOCATION_DISALLOW;&#13;&#9;check_nearby_1_industry;&#13;}">
            <text:p>switch (FEAT_INDUSTRIES, SELF, check_nearby_0_industry, industry_distance(0)) {
<text:tab/>0..12: return CB_RESULT_LOCATION_DISALLOW;
<text:tab/>check_nearby_1_industry;
}</text:p>
          </table:table-cell>
          <table:table-cell table:number-columns-repeated="251" table:style-name="ACE-0"/>
        </table:table-row>
        <table:table-row table:style-name="AROW-0" table:number-rows-repeated="65494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9T13:11:15Z</dc:date>
    <meta:creation-date>2020-05-07T06:21:41Z</meta:creation-date>
    <meta:generator>gnumeric/1.12.35</meta:generator>
  </office:meta>
</office:document-meta>
</file>